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9fb7" officeooo:paragraph-rsid="001a9fb7" style:font-weight-asian="bold" style:font-weight-complex="bold"/>
    </style:style>
    <style:style style:name="P2" style:family="paragraph" style:parent-style-name="Standard">
      <style:paragraph-properties fo:text-align="start" style:justify-single-word="false"/>
      <style:text-properties fo:font-size="11pt" style:text-underline-style="solid" style:text-underline-width="auto" style:text-underline-color="font-color" fo:font-weight="bold" officeooo:rsid="001a9fb7" officeooo:paragraph-rsid="001a9fb7"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ae91c" officeooo:paragraph-rsid="001ae91c" style:font-size-asian="9.60000038146973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b99c6" officeooo:paragraph-rsid="001b99c6"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b9c73" officeooo:paragraph-rsid="001b9c73"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1ae91c" officeooo:paragraph-rsid="001ae91c"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1ae91c" officeooo:paragraph-rsid="001b99c6"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1b99c6" officeooo:paragraph-rsid="001b99c6"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1b9c73" officeooo:paragraph-rsid="001b9c73"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1c45cd" officeooo:paragraph-rsid="001c45cd"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style:text-underline-style="none" fo:font-weight="normal" officeooo:rsid="001d037f" officeooo:paragraph-rsid="001d037f"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officeooo:paragraph-rsid="001b9c73"/>
    </style:style>
    <style:style style:name="P13" style:family="paragraph" style:parent-style-name="Standard">
      <style:paragraph-properties fo:text-align="justify" style:justify-single-word="false"/>
      <style:text-properties officeooo:rsid="001c45cd" officeooo:paragraph-rsid="001c45cd"/>
    </style:style>
    <style:style style:name="P14" style:family="paragraph" style:parent-style-name="Standard" style:list-style-name="L1">
      <style:paragraph-properties fo:text-align="justify" style:justify-single-word="false"/>
      <style:text-properties fo:font-size="11pt" style:text-underline-style="none" fo:font-weight="normal" officeooo:rsid="001ae91c" officeooo:paragraph-rsid="001ae91c" style:font-size-asian="9.60000038146973pt" style:font-weight-asian="normal" style:font-size-complex="11pt" style:font-weight-complex="normal"/>
    </style:style>
    <style:style style:name="P15" style:family="paragraph" style:parent-style-name="Standard" style:list-style-name="L1">
      <style:paragraph-properties fo:text-align="justify" style:justify-single-word="false"/>
      <style:text-properties fo:font-size="11pt" style:text-underline-style="none" fo:font-weight="normal" officeooo:rsid="001ae91c" officeooo:paragraph-rsid="001b0e95" style:font-size-asian="9.60000038146973pt" style:font-weight-asian="normal" style:font-size-complex="11pt" style:font-weight-complex="normal"/>
    </style:style>
    <style:style style:name="P16" style:family="paragraph" style:parent-style-name="Standard" style:list-style-name="L1">
      <style:paragraph-properties fo:text-align="justify" style:justify-single-word="false"/>
      <style:text-properties fo:font-size="11pt" style:text-underline-style="none" fo:font-weight="normal" officeooo:rsid="001ae91c" officeooo:paragraph-rsid="001b99c6" style:font-size-asian="9.60000038146973pt" style:font-weight-asian="normal" style:font-size-complex="11pt" style:font-weight-complex="normal"/>
    </style:style>
    <style:style style:name="P17" style:family="paragraph" style:parent-style-name="Standard" style:list-style-name="L1">
      <style:paragraph-properties fo:text-align="justify" style:justify-single-word="false"/>
      <style:text-properties fo:font-size="11pt" style:text-underline-style="none" fo:font-weight="normal" officeooo:rsid="001b0e95" officeooo:paragraph-rsid="001b0e95" style:font-size-asian="9.60000038146973pt" style:font-weight-asian="normal" style:font-size-complex="11pt" style:font-weight-complex="normal"/>
    </style:style>
    <style:style style:name="P18" style:family="paragraph" style:parent-style-name="Standard" style:list-style-name="L1">
      <style:paragraph-properties fo:text-align="justify" style:justify-single-word="false"/>
      <style:text-properties fo:font-size="11pt" style:text-underline-style="none" fo:font-weight="normal" officeooo:rsid="001b99c6" officeooo:paragraph-rsid="001b99c6" style:font-size-asian="9.60000038146973pt" style:font-weight-asian="normal" style:font-size-complex="11pt" style:font-weight-complex="normal"/>
    </style:style>
    <style:style style:name="P19" style:family="paragraph" style:parent-style-name="Standard" style:list-style-name="L2">
      <style:paragraph-properties fo:text-align="justify" style:justify-single-word="false"/>
      <style:text-properties fo:font-size="11pt" style:text-underline-style="none" fo:font-weight="normal" officeooo:rsid="001b99c6" officeooo:paragraph-rsid="001b99c6" style:font-size-asian="9.60000038146973pt" style:font-weight-asian="normal" style:font-size-complex="11pt" style:font-weight-complex="normal"/>
    </style:style>
    <style:style style:name="P20" style:family="paragraph" style:parent-style-name="Standard" style:list-style-name="L3">
      <style:paragraph-properties fo:text-align="justify" style:justify-single-word="false"/>
      <style:text-properties fo:font-size="11pt" style:text-underline-style="none" fo:font-weight="normal" officeooo:rsid="001b9c73" officeooo:paragraph-rsid="001b9c73" style:font-size-asian="9.60000038146973pt" style:font-weight-asian="normal" style:font-size-complex="11pt" style:font-weight-complex="normal"/>
    </style:style>
    <style:style style:name="P21" style:family="paragraph" style:parent-style-name="Standard" style:list-style-name="L2">
      <style:paragraph-properties fo:text-align="justify" style:justify-single-word="false"/>
      <style:text-properties officeooo:paragraph-rsid="001b99c6"/>
    </style:style>
    <style:style style:name="P22" style:family="paragraph" style:parent-style-name="Standard" style:list-style-name="L2">
      <style:paragraph-properties fo:text-align="justify" style:justify-single-word="false"/>
      <style:text-properties officeooo:rsid="001b99c6" officeooo:paragraph-rsid="001b99c6"/>
    </style:style>
    <style:style style:name="T1" style:family="text">
      <style:text-properties officeooo:rsid="001b0e95"/>
    </style:style>
    <style:style style:name="T2" style:family="text">
      <style:text-properties officeooo:rsid="001b99c6"/>
    </style:style>
    <style:style style:name="T3" style:family="text">
      <style:text-properties fo:font-size="11pt" style:text-underline-style="none" fo:font-weight="normal" style:font-size-asian="9.60000038146973pt" style:font-weight-asian="normal" style:font-size-complex="11pt" style:font-weight-complex="normal"/>
    </style:style>
    <style:style style:name="T4" style:family="text">
      <style:text-properties fo:font-size="11pt" style:text-underline-style="none" fo:font-weight="normal" officeooo:rsid="001b99c6" style:font-size-asian="9.60000038146973pt" style:font-weight-asian="normal" style:font-size-complex="11pt" style:font-weight-complex="normal"/>
    </style:style>
    <style:style style:name="T5" style:family="text">
      <style:text-properties fo:font-size="11pt" style:text-underline-style="none" fo:font-weight="normal" officeooo:rsid="001ae91c" style:font-size-asian="9.60000038146973pt" style:font-weight-asian="normal" style:font-size-complex="11pt" style:font-weight-complex="normal"/>
    </style:style>
    <style:style style:name="T6" style:family="text">
      <style:text-properties fo:font-size="11pt" style:text-underline-style="none" fo:font-weight="normal" officeooo:rsid="001b9c73" style:font-size-asian="9.60000038146973pt" style:font-weight-asian="normal" style:font-size-complex="11pt" style:font-weight-complex="normal"/>
    </style:style>
    <style:style style:name="T7" style:family="text">
      <style:text-properties officeooo:rsid="001f566a"/>
    </style:style>
    <style:style style:name="T8" style:family="text">
      <style:text-properties officeooo:rsid="002083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 Computing Assignment 1 : Report </text:p>
      <text:p text:style-name="P1"/>
      <text:p text:style-name="P2"/>
      <text:p text:style-name="P3">Design </text:p>
      <text:p text:style-name="P3"/>
      <text:p text:style-name="P6">Data clustering [1] is the partitioning of a data set or sets of data into similar subsets. During the process of data clustering a method is often required to determine how similar one object or groups of objects is to another. This method is usually encompassed by some kind of distance measure. Data clustering is a common technique</text:p>
      <text:p text:style-name="P6">used in data analysis and is used in many fields including statistics, data mining, and image analysis. There are many types of clustering algorithms. </text:p>
      <text:p text:style-name="P6"/>
      <text:p text:style-name="P6">Data clustering can be computationally expensive in terms of time and space complexity. In addition further expense may be incurred by the need to repeat data clustering. Hence, parallelizing and distributing expensive data clustering tasks becomes attractive in terms of speed-up of computation and the increased amount of memory available in a computing cluster. </text:p>
      <text:p text:style-name="P6"/>
      <text:p text:style-name="P6">MapReduce is a software framework for solving certain kinds of distributable problems using a computing cluster. In its simplest form MapReduce is a two step process. In the Map step a master node divides a problem into a number of independent parts that are assigned to map tasks. Each map task processes its part of the problem and outputs results as key-value pairs. The reduce step receives the outputs of the maps, where a particular reducer will receive only map outputs with a particular key and will process those. The power of MapReduce comes from the fact that Map and Reduce tasks can be distributed across different nodes. </text:p>
      <text:p text:style-name="P6"/>
      <text:p text:style-name="P6">The design of this project has been divided into 5 sprints :</text:p>
      <text:p text:style-name="P6"/>
      <text:p text:style-name="P6">Sprint 1/ Step 1:</text:p>
      <text:p text:style-name="P6"/>
      <text:list xml:id="list1652138053321825489" text:style-name="L1">
        <text:list-item>
          <text:p text:style-name="P14">In this step we would be reading data from the amazon review data text file, in our case we would be using 100k_lines.txt file as input.</text:p>
        </text:list-item>
        <text:list-item>
          <text:p text:style-name="P14">During the step1 we would be using one mapper and one reducer class which would act as both combiner and reducer for this step.</text:p>
        </text:list-item>
        <text:list-item>
          <text:p text:style-name="P14">The details of one product <text:s/>in our input data has been spanned across 11 lines, we would be interested only in the product id, user id and ratings , hence we would be using lineNumber variable which will be used to filter the interesting lines.</text:p>
        </text:list-item>
        <text:list-item>
          <text:p text:style-name="P14">Our mapper class would product the ouput such that: product Id will be key and a value containing record which has userId and rating.</text:p>
        </text:list-item>
        <text:list-item>
          <text:p text:style-name="P14">Mapper class does this by applying the function to each value individually and producing the output for every value.</text:p>
        </text:list-item>
        <text:list-item>
          <text:p text:style-name="P15">The reducer class, will <text:span text:style-name="T1">iterate through each value and will assign it to the corresponding product key </text:span></text:p>
        </text:list-item>
        <text:list-item>
          <text:p text:style-name="P17">The final output of this step will be as follows:</text:p>
          <text:list>
            <text:list-header>
              <text:p text:style-name="P15"/>
            </text:list-header>
            <text:list-item>
              <text:p text:style-name="P18">B000PXXLJ4<text:tab/>A3GL1O8ZVDHW4L-&gt;3.0;A2LT4SM3V4V02R-&gt;5.0;</text:p>
            </text:list-item>
            <text:list-item>
              <text:p text:style-name="P18">B000XUOLVQ<text:tab/>AJO845T34ONT0-&gt;5.0;A2HUDDEJCGH18R-&gt;4.0;AYGDKEVDCOHRJ-&gt;5.0;A1C08KLFIHSJMZ-&gt;5.0;AZ9JWGE1UGKZA-&gt;4.0;A11ES13Y64903L-&gt;5.0;A2MLP4UGTF1RX4-&gt;2.0;AR2RMGTQBO78F-&gt;5.0;A1HJMME4EMK3TP-&gt;3.0;A2NN74JAV2YYZV-&gt;5.0;A38MLFWRE15D4W-&gt;5.0;A28L5Y1PN88FCW-&gt;5.0;A25PG3JLB5TB5L-&gt;5.0;A2O1EJN5Q8HJJF-&gt;5.0;A3U3BEZMH3F01Q-&gt;4.0;A2CISZ4JLKQRJA-&gt;5.0;A2IL4GL10USIRG-&gt;5.0;A15WLWMCGWOOVZ-&gt;5.0;A35S32Y66WOMZT-&gt;4.0;</text:p>
            </text:list-item>
            <text:list-item>
              <text:p text:style-name="P18">B001CQ5PDI<text:tab/>A2LHL2C7J0JZQV-&gt;1.0;</text:p>
            </text:list-item>
            <text:list-item>
              <text:p text:style-name="P18">B001GE2CDM<text:tab/>A3MJIXDIQT5S16-&gt;1.0;A1GGOC9PVDXW7Z-&gt;5.0;</text:p>
            </text:list-item>
            <text:list-item>
              <text:p text:style-name="P16"><text:span text:style-name="T2">B001GE2CDW<text:tab/>AM18CU72YEWH5-&gt;1.0;AF9KIJ6WBUXVP-&gt;2.0;unknown-</text:span><text:soft-page-break/><text:span text:style-name="T2">&gt;1.0;A2QP657Z6VB5PV-&gt;5.0;A21DZRY1MFMK1H-&gt;4.0;A4E3HX2A7PQMC-&gt;4.0;</text:span></text:p>
            </text:list-item>
            <text:list-item>
              <text:p text:style-name="P18">B002BNZ2XE<text:tab/>A2Z8GGXKF1W48Y-&gt;4.0;AZVY9Y3A0YU1I-&gt;4.0;A2582KMXLK2P06-&gt;4.0;A26R4PDCZX5SOK-&gt;2.0;unknown-&gt;5.0;</text:p>
            </text:list-item>
          </text:list>
        </text:list-item>
      </text:list>
      <text:p text:style-name="P7"/>
      <text:p text:style-name="P7"/>
      <text:p text:style-name="P4">Step 2</text:p>
      <text:list xml:id="list7063752640093473104" text:style-name="L2">
        <text:list-item>
          <text:p text:style-name="P21"><text:span text:style-name="T4">In this step we will be focusing on finding the canopy centers </text:span><text:span text:style-name="T5">.</text:span></text:p>
        </text:list-item>
        <text:list-item>
          <text:p text:style-name="P22"><text:span text:style-name="T5">I</text:span><text:span text:style-name="T3">n this class store the data of our canopy center we will be creating a class called Canopy Center which would act as data structure for our step2</text:span></text:p>
        </text:list-item>
        <text:list-item>
          <text:p text:style-name="P19">The canopy center consists of attributes to hold the product id and a List which would hold the user ratings data</text:p>
        </text:list-item>
        <text:list-item>
          <text:p text:style-name="P19">In this step we would initially create a list containing canopy centers , in which we would when it's empty we will store first canopy center candidate </text:p>
        </text:list-item>
        <text:list-item>
          <text:p text:style-name="P19">and after that we would compute to know the common users between the canopy center list and the other user id's if the match count is greater than 10, then we would add it to canopy center </text:p>
        </text:list-item>
        <text:list-item>
          <text:p text:style-name="P19">In the reducer step we will redo the center candidate selection as its possible two mutual excluding data points may be sent to different mappers. Hence to ensure no overlap we would do this here.</text:p>
        </text:list-item>
        <text:list-item>
          <text:p text:style-name="P21"><text:span text:style-name="T4">We will also write a sequence file here which will be used in the step 3 , </text:span><text:span text:style-name="T3">Sequence files have sync points included after every few records, that align with record boundaries, aiding the reader to sync. The sync points support splitting of files for mapreduce operations. Sequence files support record-level and block-level compression. </text:span><text:span text:style-name="T4">Here we use gzip codec for compression.</text:span></text:p>
        </text:list-item>
      </text:list>
      <text:p text:style-name="P8"/>
      <text:p text:style-name="P8"><text:tab/>Sample output of step 2:</text:p>
      <text:p text:style-name="P8"/>
      <text:p text:style-name="P12"><text:span text:style-name="T4"><text:tab/></text:span><text:span text:style-name="T6">B000P3A55M<text:tab/>[A1PCNVBHBHMEN2-&gt;2.0]</text:span></text:p>
      <text:p text:style-name="P9">B000P9EUKW<text:tab/>[AHKX05NRSIJUR-&gt;1.0, ADXW5KPVZ4RD4-&gt;1.0, A3VRQKJED2OBHD-&gt;1.0]</text:p>
      <text:p text:style-name="P9">B000PD5Z3E<text:tab/>[A1RRMZKOMZ2M7J-&gt;5.0]</text:p>
      <text:p text:style-name="P9">B000PHTCGG<text:tab/>[A1OB5L3WMHJAD9-&gt;4.0, A1TIZI060W4BD9-&gt;5.0, AD033ETV5996N-&gt;5.0, A1OD12WATUM1GL-&gt;3.0]</text:p>
      <text:p text:style-name="P9">B000PXXLJ4<text:tab/>[A3GL1O8ZVDHW4L-&gt;3.0, A2LT4SM3V4V02R-&gt;5.0]</text:p>
      <text:p text:style-name="P9">B000XUOLVQ<text:tab/>[AJO845T34ONT0-&gt;5.0, A2HUDDEJCGH18R-&gt;4.0, AYGDKEVDCOHRJ-&gt;5.0, A1C08KLFIHSJMZ-&gt;5.0, AZ9JWGE1UGKZA-&gt;4.0, A11ES13Y64903L-&gt;5.0, A2MLP4UGTF1RX4-&gt;2.0, AR2RMGTQBO78F-&gt;5.0, A1HJMME4EMK3TP-&gt;3.0, A2NN74JAV2YYZV-&gt;5.0, A38MLFWRE15D4W-&gt;5.0, A28L5Y1PN88FCW-&gt;5.0, A25PG3JLB5TB5L-&gt;5.0, A2O1EJN5Q8HJJF-&gt;5.0, A3U3BEZMH3F01Q-&gt;4.0, A2CISZ4JLKQRJA-&gt;5.0, A2IL4GL10USIRG-&gt;5.0, A15WLWMCGWOOVZ-&gt;5.0, A35S32Y66WOMZT-&gt;4.0]</text:p>
      <text:p text:style-name="P9">B001CQ5PDI<text:tab/>[A2LHL2C7J0JZQV-&gt;1.0]</text:p>
      <text:p text:style-name="P9"/>
      <text:p text:style-name="P5">Step 3:</text:p>
      <text:p text:style-name="P5"/>
      <text:list xml:id="list2197626215679851841" text:style-name="L3">
        <text:list-item>
          <text:p text:style-name="P20">In Step 3 we will be using sequence file reader <text:s/>and will read the data we will read in the canopies generated in step 2. <text:s/>we will read the sequence file when the canopy center list is empty and would assign the canopy center </text:p>
        </text:list-item>
        <text:list-item>
          <text:p text:style-name="P20">we will parse the data from sequence file and we will be creating a conopy data and assign It to a particular canopy in this step </text:p>
        </text:list-item>
        <text:list-item>
          <text:p text:style-name="P20">Given the set of canopies, map over your item data assembled in step 1; each value should now include a set of canopies under which the item falls. Use the same distance metric as in step 2. Each mapper will need to load the set of canopies generated in step 2. Use a SequenceFile.Reader to read the file generated by step 2 in the configure() method of your mapper class for this step.</text:p>
        </text:list-item>
      </text:list>
      <text:p text:style-name="P9"/>
      <text:p text:style-name="P10"/>
      <text:p text:style-name="P11"/>
      <text:p text:style-name="P11"><text:soft-page-break/>Steps to run:</text:p>
      <text:p text:style-name="P11">uncompress <text:span text:style-name="T7">hw1</text:span>.tar <text:s/>in that go to hw1 folder</text:p>
      <text:p text:style-name="P11">run run_job.sh to run the code </text:p>
      <text:p text:style-name="P11"/>
      <text:p text:style-name="P10">References:</text:p>
      <text:p text:style-name="P10"/>
      <text:p text:style-name="P13"><text:a xlink:type="simple" xlink:href="http://hadooped.blogspot.com/2013/09/sequence-file-construct-usage-code.html" text:style-name="Internet_20_link" text:visited-style-name="Visited_20_Internet_20_Link"><text:span text:style-name="T3">http://hadooped.blogspot.com/2013/09/sequence-file-construct-usage-code.html</text:span></text:a></text:p>
      <text:p text:style-name="P13"><text:a xlink:type="simple" xlink:href="http://noushinb.blogspot.com/2013/04/reading-writing-hadoop-sequence-files.html" text:style-name="Internet_20_link" text:visited-style-name="Visited_20_Internet_20_Link"><text:span text:style-name="T3">http://noushinb.blogspot.com/2013/04/reading-writing-hadoop-sequence-files.html</text:span></text:a></text:p>
      <text:p text:style-name="P10">http://www.slideshare.net/analog76/canopy-kmeans-using-hadoop</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junsv </meta:initial-creator>
    <meta:creation-date>2016-10-16T22:55:54.495167780</meta:creation-date>
    <dc:date>2016-10-17T00:01:42.837255212</dc:date>
    <dc:creator>arjunsv </dc:creator>
    <meta:editing-duration>PT25M23S</meta:editing-duration>
    <meta:editing-cycles>7</meta:editing-cycles>
    <meta:generator>LibreOffice/4.3.7.2$Linux_X86_64 LibreOffice_project/430$Build-2</meta:generator>
    <meta:document-statistic meta:table-count="0" meta:image-count="0" meta:object-count="0" meta:page-count="3" meta:paragraph-count="49" meta:word-count="901" meta:character-count="6337" meta:non-whitespace-character-count="5491"/>
  </office:meta>
</office:document-meta>
</file>